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0bf3cc" officeooo:paragraph-rsid="000bf3cc" style:font-size-asian="22.75pt" style:font-size-complex="26pt"/>
    </style:style>
    <style:style style:name="P2" style:family="paragraph" style:parent-style-name="Standard">
      <style:text-properties fo:color="#ce181e" fo:font-size="26pt" officeooo:rsid="000bf3cc" officeooo:paragraph-rsid="000bf3cc" style:font-size-asian="22.75pt" style:font-size-complex="26pt"/>
    </style:style>
    <style:style style:name="P3" style:family="paragraph" style:parent-style-name="Standard">
      <style:text-properties fo:color="#ed1c24" fo:font-size="26pt" officeooo:rsid="000bf3cc" officeooo:paragraph-rsid="000bf3cc" style:font-size-asian="22.75pt" style:font-size-complex="26pt"/>
    </style:style>
    <style:style style:name="P4" style:family="paragraph" style:parent-style-name="Standard">
      <style:text-properties fo:color="#72bf44" fo:font-size="26pt" officeooo:rsid="000cfebf" officeooo:paragraph-rsid="000cfebf" style:font-size-asian="22.75pt" style:font-size-complex="26pt"/>
    </style:style>
    <style:style style:name="T1" style:family="text">
      <style:text-properties fo:color="#ed1c24"/>
    </style:style>
    <style:style style:name="T2" style:family="text">
      <style:text-properties officeooo:rsid="000c41a0"/>
    </style:style>
    <style:style style:name="T3" style:family="text">
      <style:text-properties officeooo:rsid="0013de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maginati degli <text:span text:style-name="T1">obbiettivi</text:span> di vita</text:p>
      <text:p text:style-name="P2">Tra cui :</text:p>
      <text:p text:style-name="P1"><text:tab/><text:tab/><text:tab/>-Produttore di musica elettronica <text:tab/><text:tab/><text:tab/><text:tab/>per aziende videoludiche,per I film <text:tab/><text:tab/><text:tab/>oppure famoso nel mondo</text:p>
      <text:p text:style-name="P1"/>
      <text:p text:style-name="P1"><text:tab/><text:tab/><text:tab/>-Grafico 2d/3d presso aziende di <text:tab/><text:tab/><text:tab/><text:tab/>videogiochi</text:p>
      <text:p text:style-name="P1"/>
      <text:p text:style-name="P3">E’ ben chiaro che tu sei interessato a queste scelte,<text:span text:style-name="T2">però non puoi fare più di una scelta perchè se ti concedi ad un campo solo hai più tempo per gestirlo,e ti riuscirà meglio, con la possibilità di lavorare in quel campo in futuro ,perchè alla gente piacciono le qualità al meglio.</text:span></text:p>
      <text:p text:style-name="P3"/>
      <text:p text:style-name="P4">Quindi venendo al punto : tu cosa sceglieresti? Quale pensi che sia il percorso miglior<text:span text:style-name="T3">e</text:span> in base a quello che senti?</text:p>
      <text:p text:style-name="P4">Come ti ci vedi da grande quando quello diventerà il tuo lavo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9:43:41.496107636</meta:creation-date>
    <dc:date>2018-12-21T20:07:31.119829553</dc:date>
    <meta:editing-duration>PT2M48S</meta:editing-duration>
    <meta:editing-cycles>3</meta:editing-cycles>
    <meta:generator>LibreOffice/6.0.3.2$Linux_X86_64 LibreOffice_project/00m0$Build-2</meta:generator>
    <meta:document-statistic meta:table-count="0" meta:image-count="0" meta:object-count="0" meta:page-count="1" meta:paragraph-count="7" meta:word-count="111" meta:character-count="660" meta:non-whitespace-character-count="539"/>
  </office:meta>
</office:document-meta>
</file>